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5d7b" officeooo:paragraph-rsid="00105d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Buenas tard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5T11:52:40.768000000</meta:creation-date>
    <dc:date>2023-09-25T11:52:55.927000000</dc:date>
    <meta:editing-duration>PT17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7.3.4.2$Windows_X86_64 LibreOffice_project/728fec16bd5f605073805c3c9e7c4212a0120dc5</meta:generator>
  </office:meta>
</office:document-meta>
</file>